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02cm" draw:marker-start="Arrow" draw:marker-start-width="0.14cm" draw:marker-end-width="0.24cm" draw:fill="none" draw:textarea-vertical-align="middle" fo:padding-top="0.135cm" fo:padding-bottom="0.135cm" fo:padding-left="0.26cm" fo:padding-right="0.26cm"/>
    </style:style>
    <style:style style:name="gr2" style:family="graphic" style:parent-style-name="objectwithoutfill">
      <style:graphic-properties svg:stroke-width="0.02cm" draw:marker-start="" draw:marker-start-width="0.14cm" draw:marker-end="Arrow" draw:marker-end-width="0.14cm" draw:fill="none" draw:textarea-vertical-align="middle" fo:padding-top="0.135cm" fo:padding-bottom="0.135cm" fo:padding-left="0.26cm" fo:padding-right="0.26cm"/>
    </style:style>
    <style:style style:name="gr3" style:family="graphic" style:parent-style-name="objectwithoutfill">
      <style:graphic-properties svg:stroke-width="0.01cm" draw:marker-start-width="0.22cm" draw:marker-end-width="0.22cm" draw:fill="none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_20__28_var_29_" svg:stroke-width="0.02cm" draw:marker-start-width="0.23cm" draw:marker-end-width="0.23cm" draw:fill="none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family="'Bitstream Charter'" style:font-family-generic="roman" style:font-pitch="variable" fo:font-size="6pt" style:font-size-asian="6pt" style:font-size-complex="6pt"/>
    </style:style>
    <style:style style:name="T1" style:family="text">
      <style:text-properties fo:font-family="'Bitstream Charter'" style:font-family-generic="roman" style:font-pitch="variable" fo:font-size="6pt" style:font-size-asian="6pt" style:font-size-complex="6pt"/>
    </style:style>
    <style:style style:name="T2" style:family="text">
      <style:text-properties fo:font-family="'Bitstream Charter'" style:font-family-generic="roman" style:font-pitch="variable"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cm" svg:y1="0.5cm" svg:x2="0.5cm" svg:y2="3.75cm">
          <text:p/>
        </draw:line>
        <draw:line draw:style-name="gr2" draw:text-style-name="P1" draw:layer="layout" svg:x1="0.25cm" svg:y1="3.5cm" svg:x2="4cm" svg:y2="3.5cm">
          <text:p/>
        </draw:line>
        <draw:line draw:style-name="gr3" draw:text-style-name="P1" draw:layer="layout" svg:x1="0.75cm" svg:y1="1cm" svg:x2="1.25cm" svg:y2="2.5cm">
          <text:p/>
        </draw:line>
        <draw:line draw:style-name="gr3" draw:text-style-name="P1" draw:layer="layout" svg:x1="1.75cm" svg:y1="3cm" svg:x2="2.25cm" svg:y2="1.25cm">
          <text:p/>
        </draw:line>
        <draw:line draw:style-name="gr3" draw:text-style-name="P1" draw:layer="layout" svg:x1="1.5cm" svg:y1="1.25cm" svg:x2="3.25cm" svg:y2="2.75cm">
          <text:p/>
        </draw:line>
        <draw:line draw:style-name="gr3" draw:text-style-name="P1" draw:layer="layout" svg:x1="2.75cm" svg:y1="3cm" svg:x2="3.5cm" svg:y2="0.75cm">
          <text:p/>
        </draw:line>
        <draw:frame draw:style-name="gr4" draw:text-style-name="P2" draw:layer="layout" svg:width="3.698cm" svg:height="0.767cm" svg:x="0.581cm" svg:y="3.991cm">
          <draw:text-box>
            <text:p text:style-name="P2"><text:span text:style-name="T1">(a) Point 1 is encountered,</text:span></text:p>
            <text:p text:style-name="P2"><text:span text:style-name="T1">intersections tested, (none found).</text:span></text:p>
          </draw:text-box>
        </draw:frame>
        <draw:line draw:style-name="gr5" draw:text-style-name="P1" draw:layer="layout" svg:x1="0.75cm" svg:y1="3.75cm" svg:x2="0.75cm" svg:y2="0.5cm">
          <text:p/>
        </draw:line>
        <draw:line draw:style-name="gr1" draw:text-style-name="P1" draw:layer="layout" svg:x1="5.25cm" svg:y1="0.5cm" svg:x2="5.25cm" svg:y2="3.75cm">
          <text:p/>
        </draw:line>
        <draw:line draw:style-name="gr2" draw:text-style-name="P1" draw:layer="layout" svg:x1="5cm" svg:y1="3.5cm" svg:x2="8.75cm" svg:y2="3.5cm">
          <text:p/>
        </draw:line>
        <draw:line draw:style-name="gr3" draw:text-style-name="P1" draw:layer="layout" svg:x1="5.5cm" svg:y1="1cm" svg:x2="6cm" svg:y2="2.5cm">
          <text:p/>
        </draw:line>
        <draw:line draw:style-name="gr3" draw:text-style-name="P1" draw:layer="layout" svg:x1="6.5cm" svg:y1="3cm" svg:x2="7cm" svg:y2="1.25cm">
          <text:p/>
        </draw:line>
        <draw:line draw:style-name="gr3" draw:text-style-name="P1" draw:layer="layout" svg:x1="6.25cm" svg:y1="1.25cm" svg:x2="8cm" svg:y2="2.75cm">
          <text:p/>
        </draw:line>
        <draw:line draw:style-name="gr3" draw:text-style-name="P1" draw:layer="layout" svg:x1="7.5cm" svg:y1="3cm" svg:x2="8.25cm" svg:y2="0.75cm">
          <text:p/>
        </draw:line>
        <draw:frame draw:style-name="gr4" draw:text-style-name="P2" draw:layer="layout" svg:width="3.58cm" svg:height="0.767cm" svg:x="5.331cm" svg:y="3.991cm">
          <draw:text-box>
            <text:p text:style-name="P2"><text:span text:style-name="T1">(b) Point 2 is encountered, </text:span></text:p>
            <text:p text:style-name="P2"><text:span text:style-name="T1">intersections tested (none found)</text:span></text:p>
          </draw:text-box>
        </draw:frame>
        <draw:line draw:style-name="gr5" draw:text-style-name="P1" draw:layer="layout" svg:x1="6cm" svg:y1="3.75cm" svg:x2="6cm" svg:y2="0.5cm">
          <text:p/>
        </draw:line>
        <draw:line draw:style-name="gr1" draw:text-style-name="P1" draw:layer="layout" svg:x1="10.25cm" svg:y1="0.5cm" svg:x2="10.25cm" svg:y2="3.75cm">
          <text:p/>
        </draw:line>
        <draw:line draw:style-name="gr2" draw:text-style-name="P1" draw:layer="layout" svg:x1="10cm" svg:y1="3.5cm" svg:x2="13.75cm" svg:y2="3.5cm">
          <text:p/>
        </draw:line>
        <draw:line draw:style-name="gr3" draw:text-style-name="P1" draw:layer="layout" svg:x1="10.5cm" svg:y1="1cm" svg:x2="11cm" svg:y2="2.5cm">
          <text:p/>
        </draw:line>
        <draw:line draw:style-name="gr3" draw:text-style-name="P1" draw:layer="layout" svg:x1="11.5cm" svg:y1="3cm" svg:x2="12cm" svg:y2="1.25cm">
          <text:p/>
        </draw:line>
        <draw:line draw:style-name="gr3" draw:text-style-name="P1" draw:layer="layout" svg:x1="11.25cm" svg:y1="1.25cm" svg:x2="13cm" svg:y2="2.75cm">
          <text:p/>
        </draw:line>
        <draw:line draw:style-name="gr3" draw:text-style-name="P1" draw:layer="layout" svg:x1="12.5cm" svg:y1="3cm" svg:x2="13.25cm" svg:y2="0.75cm">
          <text:p/>
        </draw:line>
        <draw:frame draw:style-name="gr4" draw:text-style-name="P2" draw:layer="layout" svg:width="3.58cm" svg:height="0.767cm" svg:x="10.331cm" svg:y="3.991cm">
          <draw:text-box>
            <text:p text:style-name="P2"><text:span text:style-name="T1">(c) Point 3 is encountered, </text:span></text:p>
            <text:p text:style-name="P2"><text:span text:style-name="T1">intersections tested (none found)</text:span></text:p>
          </draw:text-box>
        </draw:frame>
        <draw:line draw:style-name="gr5" draw:text-style-name="P1" draw:layer="layout" svg:x1="11.25cm" svg:y1="3.75cm" svg:x2="11.25cm" svg:y2="0.5cm">
          <text:p/>
        </draw:line>
        <draw:line draw:style-name="gr1" draw:text-style-name="P1" draw:layer="layout" svg:x1="0.5cm" svg:y1="5cm" svg:x2="0.5cm" svg:y2="8.25cm">
          <text:p/>
        </draw:line>
        <draw:line draw:style-name="gr2" draw:text-style-name="P1" draw:layer="layout" svg:x1="0.25cm" svg:y1="8cm" svg:x2="4cm" svg:y2="8cm">
          <text:p/>
        </draw:line>
        <draw:line draw:style-name="gr3" draw:text-style-name="P1" draw:layer="layout" svg:x1="0.75cm" svg:y1="5.5cm" svg:x2="1.25cm" svg:y2="7cm">
          <text:p/>
        </draw:line>
        <draw:line draw:style-name="gr3" draw:text-style-name="P1" draw:layer="layout" svg:x1="1.75cm" svg:y1="7.5cm" svg:x2="2.25cm" svg:y2="5.75cm">
          <text:p/>
        </draw:line>
        <draw:line draw:style-name="gr3" draw:text-style-name="P1" draw:layer="layout" svg:x1="1.5cm" svg:y1="5.75cm" svg:x2="3.25cm" svg:y2="7.25cm">
          <text:p/>
        </draw:line>
        <draw:line draw:style-name="gr3" draw:text-style-name="P1" draw:layer="layout" svg:x1="2.75cm" svg:y1="7.5cm" svg:x2="3.5cm" svg:y2="5.25cm">
          <text:p/>
        </draw:line>
        <draw:frame draw:style-name="gr4" draw:text-style-name="P2" draw:layer="layout" svg:width="4.177cm" svg:height="1.025cm" svg:x="0.581cm" svg:y="8.491cm">
          <draw:text-box>
            <text:p text:style-name="P2"><text:span text:style-name="T1">(d) Point 4 is encountered, </text:span></text:p>
            <text:p text:style-name="P2"><text:span text:style-name="T1">intersections tested (intersection found,</text:span></text:p>
            <text:p text:style-name="P2"><text:span text:style-name="T1">so added to event queue)</text:span></text:p>
          </draw:text-box>
        </draw:frame>
        <draw:line draw:style-name="gr5" draw:text-style-name="P1" draw:layer="layout" svg:x1="1.75cm" svg:y1="8.25cm" svg:x2="1.75cm" svg:y2="5cm">
          <text:p/>
        </draw:line>
        <draw:custom-shape draw:style-name="gr6" draw:text-style-name="P1" draw:layer="layout" svg:width="0.25cm" svg:height="0.25cm" svg:x="1.987cm" svg:y="6.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242cm" svg:y1="4.984cm" svg:x2="5.242cm" svg:y2="8.234cm">
          <text:p/>
        </draw:line>
        <draw:line draw:style-name="gr2" draw:text-style-name="P1" draw:layer="layout" svg:x1="4.992cm" svg:y1="7.984cm" svg:x2="8.742cm" svg:y2="7.984cm">
          <text:p/>
        </draw:line>
        <draw:line draw:style-name="gr3" draw:text-style-name="P1" draw:layer="layout" svg:x1="5.492cm" svg:y1="5.484cm" svg:x2="5.992cm" svg:y2="6.984cm">
          <text:p/>
        </draw:line>
        <draw:line draw:style-name="gr3" draw:text-style-name="P1" draw:layer="layout" svg:x1="6.492cm" svg:y1="7.484cm" svg:x2="6.992cm" svg:y2="5.734cm">
          <text:p/>
        </draw:line>
        <draw:line draw:style-name="gr3" draw:text-style-name="P1" draw:layer="layout" svg:x1="6.242cm" svg:y1="5.734cm" svg:x2="7.992cm" svg:y2="7.234cm">
          <text:p/>
        </draw:line>
        <draw:line draw:style-name="gr3" draw:text-style-name="P1" draw:layer="layout" svg:x1="7.492cm" svg:y1="7.484cm" svg:x2="8.242cm" svg:y2="5.234cm">
          <text:p/>
        </draw:line>
        <draw:frame draw:style-name="gr4" draw:text-style-name="P2" draw:layer="layout" svg:width="3.622cm" svg:height="0.767cm" svg:x="5.323cm" svg:y="8.475cm">
          <draw:text-box>
            <text:p text:style-name="P2"><text:span text:style-name="T1">(e) Intersection is encountered, </text:span></text:p>
            <text:p text:style-name="P2"><text:span text:style-name="T1">intersections added to known list.</text:span></text:p>
          </draw:text-box>
        </draw:frame>
        <draw:line draw:style-name="gr5" draw:text-style-name="P1" draw:layer="layout" svg:x1="6.844cm" svg:y1="8.276cm" svg:x2="6.844cm" svg:y2="5.026cm">
          <text:p/>
        </draw:line>
        <draw:custom-shape draw:style-name="gr6" draw:text-style-name="P1" draw:layer="layout" svg:width="0.25cm" svg:height="0.25cm" svg:x="6.717cm" svg:y="6.1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5cm" svg:y1="5cm" svg:x2="10.25cm" svg:y2="8.25cm">
          <text:p/>
        </draw:line>
        <draw:line draw:style-name="gr2" draw:text-style-name="P1" draw:layer="layout" svg:x1="10cm" svg:y1="8cm" svg:x2="13.75cm" svg:y2="8cm">
          <text:p/>
        </draw:line>
        <draw:line draw:style-name="gr3" draw:text-style-name="P1" draw:layer="layout" svg:x1="10.5cm" svg:y1="5.5cm" svg:x2="11cm" svg:y2="7cm">
          <text:p/>
        </draw:line>
        <draw:line draw:style-name="gr3" draw:text-style-name="P1" draw:layer="layout" svg:x1="11.5cm" svg:y1="7.5cm" svg:x2="12cm" svg:y2="5.75cm">
          <text:p/>
        </draw:line>
        <draw:line draw:style-name="gr3" draw:text-style-name="P1" draw:layer="layout" svg:x1="11.25cm" svg:y1="5.75cm" svg:x2="13cm" svg:y2="7.25cm">
          <text:p/>
        </draw:line>
        <draw:line draw:style-name="gr3" draw:text-style-name="P1" draw:layer="layout" svg:x1="12.5cm" svg:y1="7.5cm" svg:x2="13.25cm" svg:y2="5.25cm">
          <text:p/>
        </draw:line>
        <draw:frame draw:style-name="gr4" draw:text-style-name="P2" draw:layer="layout" svg:width="4.033cm" svg:height="0.767cm" svg:x="10.331cm" svg:y="8.491cm">
          <draw:text-box>
            <text:p text:style-name="P2"><text:span text:style-name="T1">(f) Point 5 encountered, line segment </text:span></text:p>
            <text:p text:style-name="P2"><text:span text:style-name="T1">removed from SL.</text:span></text:p>
          </draw:text-box>
        </draw:frame>
        <draw:line draw:style-name="gr5" draw:text-style-name="P1" draw:layer="layout" svg:x1="12cm" svg:y1="8.25cm" svg:x2="12cm" svg:y2="5cm">
          <text:p/>
        </draw:line>
        <draw:custom-shape draw:style-name="gr6" draw:text-style-name="P1" draw:layer="layout" svg:width="0.25cm" svg:height="0.25cm" svg:x="11.737cm" svg:y="6.1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0.5cm" svg:y1="9.75cm" svg:x2="0.5cm" svg:y2="13cm">
          <text:p/>
        </draw:line>
        <draw:line draw:style-name="gr2" draw:text-style-name="P1" draw:layer="layout" svg:x1="0.25cm" svg:y1="12.75cm" svg:x2="4cm" svg:y2="12.75cm">
          <text:p/>
        </draw:line>
        <draw:line draw:style-name="gr3" draw:text-style-name="P1" draw:layer="layout" svg:x1="0.75cm" svg:y1="10.25cm" svg:x2="1.25cm" svg:y2="11.75cm">
          <text:p/>
        </draw:line>
        <draw:line draw:style-name="gr3" draw:text-style-name="P1" draw:layer="layout" svg:x1="1.75cm" svg:y1="12.25cm" svg:x2="2.25cm" svg:y2="10.5cm">
          <text:p/>
        </draw:line>
        <draw:line draw:style-name="gr3" draw:text-style-name="P1" draw:layer="layout" svg:x1="1.5cm" svg:y1="10.5cm" svg:x2="3.25cm" svg:y2="12cm">
          <text:p/>
        </draw:line>
        <draw:line draw:style-name="gr3" draw:text-style-name="P1" draw:layer="layout" svg:x1="2.75cm" svg:y1="12.25cm" svg:x2="3.5cm" svg:y2="10cm">
          <text:p/>
        </draw:line>
        <draw:frame draw:style-name="gr4" draw:text-style-name="P2" draw:layer="layout" svg:width="4.177cm" svg:height="1.025cm" svg:x="0.581cm" svg:y="13.241cm">
          <draw:text-box>
            <text:p text:style-name="P2"><text:span text:style-name="T1">(g) Point 6 encountered, </text:span></text:p>
            <text:p text:style-name="P2"><text:span text:style-name="T1">intersections tested (intersection found,</text:span></text:p>
            <text:p text:style-name="P2"><text:span text:style-name="T1">so added to event queue).</text:span></text:p>
          </draw:text-box>
        </draw:frame>
        <draw:line draw:style-name="gr5" draw:text-style-name="P1" draw:layer="layout" svg:x1="2.75cm" svg:y1="13cm" svg:x2="2.75cm" svg:y2="9.75cm">
          <text:p/>
        </draw:line>
        <draw:custom-shape draw:style-name="gr6" draw:text-style-name="P1" draw:layer="layout" svg:width="0.25cm" svg:height="0.25cm" svg:x="1.975cm" svg:y="10.8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cm" svg:height="0.25cm" svg:x="2.801cm" svg:y="11.6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5.242cm" svg:y1="9.75cm" svg:x2="5.242cm" svg:y2="13cm">
          <text:p/>
        </draw:line>
        <draw:line draw:style-name="gr2" draw:text-style-name="P1" draw:layer="layout" svg:x1="4.992cm" svg:y1="12.75cm" svg:x2="8.742cm" svg:y2="12.75cm">
          <text:p/>
        </draw:line>
        <draw:line draw:style-name="gr3" draw:text-style-name="P1" draw:layer="layout" svg:x1="5.492cm" svg:y1="10.25cm" svg:x2="5.992cm" svg:y2="11.75cm">
          <text:p/>
        </draw:line>
        <draw:line draw:style-name="gr3" draw:text-style-name="P1" draw:layer="layout" svg:x1="6.492cm" svg:y1="12.25cm" svg:x2="6.992cm" svg:y2="10.5cm">
          <text:p/>
        </draw:line>
        <draw:line draw:style-name="gr3" draw:text-style-name="P1" draw:layer="layout" svg:x1="6.242cm" svg:y1="10.5cm" svg:x2="7.992cm" svg:y2="12cm">
          <text:p/>
        </draw:line>
        <draw:line draw:style-name="gr3" draw:text-style-name="P1" draw:layer="layout" svg:x1="7.492cm" svg:y1="12.25cm" svg:x2="8.242cm" svg:y2="10cm">
          <text:p/>
        </draw:line>
        <draw:frame draw:style-name="gr4" draw:text-style-name="P2" draw:layer="layout" svg:width="3.681cm" svg:height="0.767cm" svg:x="5.323cm" svg:y="13.241cm">
          <draw:text-box>
            <text:p text:style-name="P2"><text:span text:style-name="T1">(h)</text:span><text:span text:style-name="T2"> Intersection is encountered, </text:span></text:p>
            <text:p text:style-name="P2"><text:span text:style-name="T2">intersections added to known list.</text:span><text:span text:style-name="T1"> </text:span></text:p>
          </draw:text-box>
        </draw:frame>
        <draw:line draw:style-name="gr5" draw:text-style-name="P1" draw:layer="layout" svg:x1="7.674cm" svg:y1="13.038cm" svg:x2="7.674cm" svg:y2="9.788cm">
          <text:p/>
        </draw:line>
        <draw:custom-shape draw:style-name="gr6" draw:text-style-name="P1" draw:layer="layout" svg:width="0.25cm" svg:height="0.25cm" svg:x="6.742cm" svg:y="10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cm" svg:height="0.25cm" svg:x="7.568cm" svg:y="11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38cm" svg:y1="9.742cm" svg:x2="10.238cm" svg:y2="12.992cm">
          <text:p/>
        </draw:line>
        <draw:line draw:style-name="gr2" draw:text-style-name="P1" draw:layer="layout" svg:x1="9.988cm" svg:y1="12.742cm" svg:x2="13.738cm" svg:y2="12.742cm">
          <text:p/>
        </draw:line>
        <draw:line draw:style-name="gr3" draw:text-style-name="P1" draw:layer="layout" svg:x1="10.488cm" svg:y1="10.242cm" svg:x2="10.988cm" svg:y2="11.742cm">
          <text:p/>
        </draw:line>
        <draw:line draw:style-name="gr3" draw:text-style-name="P1" draw:layer="layout" svg:x1="11.488cm" svg:y1="12.242cm" svg:x2="11.988cm" svg:y2="10.492cm">
          <text:p/>
        </draw:line>
        <draw:line draw:style-name="gr3" draw:text-style-name="P1" draw:layer="layout" svg:x1="11.238cm" svg:y1="10.492cm" svg:x2="12.988cm" svg:y2="11.992cm">
          <text:p/>
        </draw:line>
        <draw:line draw:style-name="gr3" draw:text-style-name="P1" draw:layer="layout" svg:x1="12.488cm" svg:y1="12.242cm" svg:x2="13.238cm" svg:y2="9.992cm">
          <text:p/>
        </draw:line>
        <draw:frame draw:style-name="gr4" draw:text-style-name="P2" draw:layer="layout" svg:width="3.965cm" svg:height="0.767cm" svg:x="10.319cm" svg:y="13.233cm">
          <draw:text-box>
            <text:p text:style-name="P2"><text:span text:style-name="T1">(i)</text:span><text:span text:style-name="T2"> Point 7 encountered, line segment</text:span></text:p>
            <text:p text:style-name="P2"><text:span text:style-name="T2">removed from SL.</text:span></text:p>
          </draw:text-box>
        </draw:frame>
        <draw:line draw:style-name="gr5" draw:text-style-name="P1" draw:layer="layout" svg:x1="13cm" svg:y1="13cm" svg:x2="13cm" svg:y2="9.75cm">
          <text:p/>
        </draw:line>
        <draw:custom-shape draw:style-name="gr6" draw:text-style-name="P1" draw:layer="layout" svg:width="0.25cm" svg:height="0.25cm" svg:x="11.725cm" svg:y="10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5cm" svg:height="0.25cm" svg:x="12.552cm" svg:y="11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rran Kartaschew</meta:initial-creator>
    <meta:creation-date>2012-09-30T11:03:59</meta:creation-date>
    <dc:date>2012-09-30T11:16:31</dc:date>
    <dc:creator>Darran Kartaschew</dc:creator>
    <meta:editing-duration>PT12M35S</meta:editing-duration>
    <meta:editing-cycles>2</meta:editing-cycles>
    <meta:generator>OpenOffice.org/3.4$Solaris_x86 OpenOffice.org_project/340m1$Build-9590</meta:generator>
    <meta:document-statistic meta:object-count="81"/>
  </office:meta>
</office:document-meta>
</file>